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ink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Link.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Link.SimpleLink( DocumentFactory factory , SimpleSiteNode node , String _label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